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>
      <style:text-properties officeooo:rsid="000c3f56" officeooo:paragraph-rsid="000c3f5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fo:font-style="italic" style:text-underline-style="none" style:font-style-asian="italic" style:font-style-complex="italic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text-underline-style="none" style:font-style-asian="italic" style:font-style-complex="italic"/>
    </style:style>
    <style:style style:name="T7" style:family="text">
      <style:text-properties style:text-position="0% 100%" fo:font-style="italic" style:text-underline-style="none" officeooo:rsid="000b6ae5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normal" style:text-underline-style="none" style:font-style-asian="normal" style:font-style-complex="normal"/>
    </style:style>
    <style:style style:name="T10" style:family="text">
      <style:text-properties style:text-position="0% 100%" fo:font-style="normal" style:text-underline-style="none" officeooo:rsid="000b6ae5" style:font-style-asian="normal" style:font-style-complex="normal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text-underline-style="none" style:font-style-asian="italic" style:font-style-complex="italic"/>
    </style:style>
    <style:style style:name="T15" style:family="text">
      <style:text-properties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2016 Robot Intake Physics Model</text:p>
      <text:p text:style-name="Standard"/>
      <text:p text:style-name="Standard">Michael Schuh</text:p>
      <text:p text:style-name="Standard">Spartan Robotics FRC Team 971</text:p>
      <text:p text:style-name="Standard">February 28, 2016</text:p>
      <text:p text:style-name="Standard"/>
      <text:p text:style-name="P5">Models the chain on the intake as a spring. <text:s/>In the end, this problem was fixed by going from 25 chain to 35 chain. We considered including this physics model in the control code but never wrote code for it.</text:p>
      <text:p text:style-name="Standard"/>
      <text:p text:style-name="Standard">Notation</text:p>
      <text:list xml:id="list5084321594480760056" text:style-name="L1">
        <text:list-item>
          <text:p text:style-name="P2"><text:span text:style-name="T15">i</text:span><text:span text:style-name="T13"> <text:s/></text:span><text:span text:style-name="T5">= </text:span><text:span text:style-name="T8">i</text:span><text:span text:style-name="T11"> Subscript is for the Intake</text:span></text:p>
        </text:list-item>
        <text:list-item>
          <text:p text:style-name="P2"><text:span text:style-name="T15">m</text:span><text:span text:style-name="T16"> <text:s/></text:span><text:span text:style-name="T11">= </text:span><text:span text:style-name="T8">m</text:span><text:span text:style-name="T11"> Subscript is for the Motor</text:span></text:p>
        </text:list-item>
        <text:list-item>
          <text:p text:style-name="P3"><text:span text:style-name="T6">B</text:span><text:span text:style-name="T12"> = Dampening Coefficient in </text:span><text:span text:style-name="T6">N m/(rad/sec)</text:span></text:p>
        </text:list-item>
        <text:list-item>
          <text:p text:style-name="P4"><text:span text:style-name="T6">G</text:span><text:span text:style-name="T9"> = the gear ratio and is dimensionless</text:span></text:p>
        </text:list-item>
        <text:list-item>
          <text:p text:style-name="P4"><text:span text:style-name="T1">J</text:span><text:span text:style-name="T2"> = rotational inertia in </text:span><text:span text:style-name="T1">kg m</text:span><text:span text:style-name="T3">2</text:span></text:p>
        </text:list-item>
        <text:list-item>
          <text:p text:style-name="P4"><text:span text:style-name="T6">K</text:span><text:span text:style-name="T14">s</text:span><text:span text:style-name="T9"> = Spring Constant in </text:span><text:span text:style-name="T6">Nm/rad</text:span><text:span text:style-name="T9"> and </text:span><text:span text:style-name="T9"><draw:frame draw:style-name="fr1" draw:name="Object26" text:anchor-type="as-char" svg:y="-0.1201in" svg:width="0.1965in" svg:height="0.1811in" draw:z-index="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9"> is in </text:span><text:span text:style-name="T6">rad</text:span><text:span text:style-name="T9">.</text:span></text:p>
        </text:list-item>
        <text:list-item>
          <text:p text:style-name="P4"><text:span text:style-name="T6">K</text:span><text:span text:style-name="T14">t</text:span><text:span text:style-name="T9"> = </text:span><text:span text:style-name="T10">Motor Torque constant in </text:span><text:span text:style-name="T7">N m/amp</text:span></text:p>
        </text:list-item>
        <text:list-item>
          <text:p text:style-name="P4"><text:span text:style-name="T6">K</text:span><text:span text:style-name="T14">v</text:span><text:span text:style-name="T9"> = </text:span><text:span text:style-name="T10">Motor Voltage constant in </text:span><text:span text:style-name="T7">(rad/sec)/volt</text:span></text:p>
        </text:list-item>
        <text:list-item>
          <text:p text:style-name="P4"><text:span text:style-name="T6">R</text:span><text:span text:style-name="T9"> = Resistance of the motor in </text:span><text:span text:style-name="T6">ohms</text:span></text:p>
        </text:list-item>
        <text:list-item>
          <text:p text:style-name="P4"><text:span text:style-name="T9"><draw:frame draw:style-name="fr1" draw:name="Object21" text:anchor-type="as-char" svg:y="-0.1201in" svg:width="0.1665in" svg:height="0.1307in" draw:z-index="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9"> = rotational angle in </text:span><text:span text:style-name="T6">rad</text:span><text:span text:style-name="T9">.</text:span></text:p>
        </text:list-item>
        <text:list-item>
          <text:p text:style-name="P4"><text:span text:style-name="T1"><draw:frame draw:style-name="fr1" draw:name="Object22" text:anchor-type="as-char" svg:y="-0.1535in" svg:width="0.1665in" svg:height="0.1638in" draw:z-index="7"><draw:object xlink:href="./Object 22" xlink:type="simple" xlink:show="embed" xlink:actuate="onLoad"/><draw:image xlink:href="./ObjectReplacements/Object 22" xlink:type="simple" xlink:show="embed" xlink:actuate="onLoad"/></draw:frame></text:span><text:span text:style-name="T2"> = rotational angular speed in </text:span><text:span text:style-name="T1">rad/sec</text:span></text:p>
        </text:list-item>
        <text:list-item>
          <text:p text:style-name="P4"><text:span text:style-name="T1"><draw:frame draw:style-name="fr1" draw:name="Object25" text:anchor-type="as-char" svg:y="-0.1535in" svg:width="0.1665in" svg:height="0.1638in" draw:z-index="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"> = rotational angular acceleration in </text:span><text:span text:style-name="T1">rad/sec</text:span><text:span text:style-name="T4">2</text:span></text:p>
        </text:list-item>
        <text:list-item>
          <text:p text:style-name="P4"><text:span text:style-name="T9"><draw:frame draw:style-name="fr1" draw:name="Object24" text:anchor-type="as-char" svg:y="-0.0866in" svg:width="0.1693in" svg:height="0.0965in" draw:z-index="1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9"> = Torque in </text:span><text:span text:style-name="T6">N m</text:span></text:p>
        </text:list-item>
        <text:list-item>
          <text:p text:style-name="P4"><text:span text:style-name="T6">V</text:span><text:span text:style-name="T9"> = Volts in </text:span><text:span text:style-name="T6">volts</text:span><text:span text:style-name="T9"> </text:span></text:p>
        </text:list-item>
      </text:list>
      <text:p text:style-name="Standard"/>
      <text:p text:style-name="Standard">The torques required to accelerate the inlet and motor rotational inertias are:</text:p>
      <text:p text:style-name="Standard"/>
      <text:p text:style-name="P1"><draw:frame draw:style-name="fr1" draw:name="Object1" text:anchor-type="as-char" svg:y="-0.2728in" svg:width="0.989in" svg:height="0.422in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7" text:anchor-type="as-char" svg:y="-0.2744in" svg:width="1.1134in" svg:height="0.4228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 </text:p>
      <text:p text:style-name="Standard"/>
      <text:p text:style-name="Frame_20_contents">As the motor angle moves ahead of the intake angle, the spring force increase and accelerates the intake faster in the positive<draw:frame draw:style-name="fr1" draw:name="Object9" text:anchor-type="as-char" svg:y="-0.1201in" svg:width="0.2402in" svg:height="0.1811in" draw:z-index="16"><draw:object xlink:href="./Object 9" xlink:type="simple" xlink:show="embed" xlink:actuate="onLoad"/><draw:image xlink:href="./ObjectReplacements/Object 9" xlink:type="simple" xlink:show="embed" xlink:actuate="onLoad"/></draw:frame>direction and slows the motor. </text:p>
      <text:p text:style-name="Standard"/>
      <text:p text:style-name="Standard"><draw:frame draw:style-name="fr1" draw:name="Object2" text:anchor-type="as-char" svg:y="-0.2409in" svg:width="1.3516in" svg:height="0.3902in" draw:z-index="18"><draw:object xlink:href="./Object 2" xlink:type="simple" xlink:show="embed" xlink:actuate="onLoad"/><draw:image xlink:href="./ObjectReplacements/Object 2" xlink:type="simple" xlink:show="embed" xlink:actuate="onLoad"/><svg:desc>formula</svg:desc></draw:frame> </text:p>
      <text:p text:style-name="Standard"/>
      <text:p text:style-name="Standard">As the motor rotational speed moves ahead of the intake rotational speed, the damper force increase and accelerates the intake faster in the positive<draw:frame draw:style-name="fr1" draw:name="Object10" text:anchor-type="as-char" svg:y="-0.1201in" svg:width="0.2402in" svg:height="0.1807in" draw:z-index="19"><draw:object xlink:href="./Object 10" xlink:type="simple" xlink:show="embed" xlink:actuate="onLoad"/><draw:image xlink:href="./ObjectReplacements/Object 10" xlink:type="simple" xlink:show="embed" xlink:actuate="onLoad"/><svg:desc>formula</svg:desc></draw:frame>direction and slows the motor.</text:p>
      <text:p text:style-name="Standard"/>
      <text:p text:style-name="Standard"><draw:frame draw:style-name="fr1" draw:name="Object3" text:anchor-type="as-char" svg:y="-0.2736in" svg:width="1.3492in" svg:height="0.422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 </text:p>
      <text:p text:style-name="Standard"/>
      <text:p text:style-name="Standard"><draw:frame draw:style-name="fr1" draw:name="Object5" text:anchor-type="as-char" svg:y="-0.2736in" svg:width="1.4134in" svg:height="0.448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 </text:p>
      <text:p text:style-name="Standard"><text:soft-page-break/></text:p>
      <text:p text:style-name="Standard">The torques must balance on both the motor side of the chain and the intake side of the chain. <text:s/>It is easier to model the chain as a torsional spring with a damper than mess with the different radii. <text:s/>This will break down as the radius of the sprockets on the motor side and the intake side of the chain differ from each other.</text:p>
      <text:p text:style-name="Standard"/>
      <text:p text:style-name="Standard">For the motor,</text:p>
      <text:p text:style-name="Standard"/>
      <text:p text:style-name="Standard"><draw:frame draw:style-name="fr1" draw:name="Object4" text:anchor-type="as-char" svg:y="-0.0874in" svg:width="2.1543in" svg:height="0.1626in" draw:z-index="2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2744in" svg:width="3.8492in" svg:height="0.448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collecting terms and isolating </text:p>
      <text:p text:style-name="Standard"/>
      <text:p text:style-name="Standard"><draw:frame draw:style-name="fr1" draw:name="Object14" text:anchor-type="as-char" svg:y="-0.2693in" svg:width="5.0382in" svg:height="0.4429in" draw:z-index="2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/>
      <text:p text:style-name="Standard"><draw:frame draw:style-name="fr1" draw:name="Object15" text:anchor-type="as-char" svg:y="-0.2693in" svg:width="4.9957in" svg:height="0.4429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rewriting using coefficients</text:p>
      <text:p text:style-name="Standard"/>
      <text:p text:style-name="Standard"><draw:frame draw:style-name="fr1" draw:name="Object17" text:anchor-type="as-char" svg:y="-0.1528in" svg:width="3.4437in" svg:height="0.2134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/>
      <text:p text:style-name="Standard">for the intake,</text:p>
      <text:p text:style-name="Standard"/>
      <text:p text:style-name="Standard"><draw:frame draw:style-name="fr1" draw:name="Object11" text:anchor-type="as-char" svg:y="-0.0965in" svg:width="1.6398in" svg:height="0.172in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><draw:frame draw:style-name="fr1" draw:name="Object8" text:anchor-type="as-char" svg:y="-0.2744in" svg:width="2.2417in" svg:height="0.4228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Standard">collecting terms and isolating <draw:frame draw:style-name="fr1" draw:name="Object12" text:anchor-type="as-char" svg:y="-0.1528in" svg:width="0.1965in" svg:height="0.2134in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/>
      <text:p text:style-name="Standard"><draw:frame draw:style-name="fr1" draw:name="Object13" text:anchor-type="as-char" svg:y="-0.2693in" svg:width="3.0925in" svg:height="0.4429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/>
      <text:p text:style-name="Standard">rearranging</text:p>
      <text:p text:style-name="Standard"/>
      <text:p text:style-name="Standard"><draw:frame draw:style-name="fr1" draw:name="Object16" text:anchor-type="as-char" svg:y="-0.2693in" svg:width="3.0925in" svg:height="0.4429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/>
      <text:p text:style-name="Standard"><draw:frame draw:style-name="fr1" draw:name="Object18" text:anchor-type="as-char" svg:y="-0.1535in" svg:width="2.7071in" svg:height="0.2138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Putting in matrix form:</text:p>
      <text:p text:style-name="Standard"><draw:frame draw:style-name="fr1" draw:name="Object19" text:anchor-type="as-char" svg:y="-0.5008in" svg:width="3.5244in" svg:height="0.928in" draw:z-index="15"><draw:object xlink:href="./Object 19" xlink:type="simple" xlink:show="embed" xlink:actuate="onLoad"/><draw:image xlink:href="./ObjectReplacements/Object 19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07:51:15.492143128</meta:creation-date>
    <dc:date>2018-12-26T19:22:07.584727583</dc:date>
    <meta:editing-duration>PT2H7M55S</meta:editing-duration>
    <meta:editing-cycles>17</meta:editing-cycles>
    <meta:generator>LibreOffice/5.2.7.2$Linux_X86_64 LibreOffice_project/20m0$Build-2</meta:generator>
    <meta:print-date>2016-02-28T12:21:34.842039273</meta:print-date>
    <meta:document-statistic meta:table-count="0" meta:image-count="0" meta:object-count="24" meta:page-count="3" meta:paragraph-count="46" meta:word-count="321" meta:character-count="1709" meta:non-whitespace-character-count="1415"/>
  </office:meta>
</office:document-meta>
</file>

<file path=Object 1/content.xml><?xml version="1.0" encoding="utf-8"?>
<math xmlns="http://www.w3.org/1998/Math/MathML" display="block">
  <semantics>
    <mrow>
      <msub>
        <mi mathvariant="normal">τ</mi>
        <msub>
          <mi mathvariant="italic">Inertia</mi>
          <mi mathvariant="italic">inlet</mi>
        </msub>
      </msub>
      <mo stretchy="false">=</mo>
      <mfrac>
        <mrow>
          <msub>
            <mover accent="true">
              <mi mathvariant="normal">θ</mi>
              <mo stretchy="false">¨</mo>
            </mover>
            <mi>i</mi>
          </msub>
          <msub>
            <mi>J</mi>
            <mi>i</mi>
          </msub>
        </mrow>
        <mi>G</mi>
      </mfrac>
    </mrow>
    <annotation encoding="StarMath 5.0">{%tau}_{Inertia_inlet} = {{ddot %theta}_{i} {J }_{i}} over {G} </annotation>
  </semantics>
</math>
</file>

<file path=Object 10/content.xml><?xml version="1.0" encoding="utf-8"?>
<math xmlns="http://www.w3.org/1998/Math/MathML" display="block">
  <semantics>
    <msub>
      <mi mathvariant="normal">θ</mi>
      <mi>m</mi>
    </msub>
    <annotation encoding="StarMath 5.0">%theta_{ m }</annotation>
  </semantics>
</math>
</file>

<file path=Object 11/content.xml><?xml version="1.0" encoding="utf-8"?>
<math xmlns="http://www.w3.org/1998/Math/MathML" display="block">
  <semantics>
    <mrow>
      <msub>
        <mi mathvariant="normal">τ</mi>
        <msub>
          <mi mathvariant="italic">Inertia</mi>
          <mi mathvariant="italic">intake</mi>
        </msub>
      </msub>
      <mo stretchy="false">=</mo>
      <mrow>
        <msub>
          <mi mathvariant="normal">τ</mi>
          <mi mathvariant="italic">Spring</mi>
        </msub>
        <mo stretchy="false">+</mo>
        <msub>
          <mi mathvariant="normal">τ</mi>
          <mi mathvariant="italic">Damper</mi>
        </msub>
      </mrow>
    </mrow>
    <annotation encoding="StarMath 5.0">{%tau}_{Inertia_intake} = {%tau}_{Spring} + {%tau}_{Damper} </annotation>
  </semantics>
</math>
</file>

<file path=Object 12/content.xml><?xml version="1.0" encoding="utf-8"?>
<math xmlns="http://www.w3.org/1998/Math/MathML" display="block">
  <semantics>
    <msub>
      <mover accent="true">
        <mi mathvariant="normal">θ</mi>
        <mo stretchy="false">¨</mo>
      </mover>
      <mi>i</mi>
    </msub>
    <annotation encoding="StarMath 5.0">{ddot %theta}_i</annotation>
  </semantics>
</math>
</file>

<file path=Object 13/content.xml><?xml version="1.0" encoding="utf-8"?>
<math xmlns="http://www.w3.org/1998/Math/MathML">
  <semantics>
    <mrow>
      <msub>
        <mrow>
          <mover accent="true">
            <mo stretchy="false">θ</mo>
            <mo stretchy="false">¨</mo>
          </mover>
        </mrow>
        <mi>i</mi>
      </msub>
      <mrow>
        <mi/>
        <mo stretchy="false">=</mo>
        <mi/>
      </mrow>
      <mfrac>
        <msub>
          <mi>K</mi>
          <mrow>
            <mi>s</mi>
          </mrow>
        </msub>
        <mrow>
          <msub>
            <mi>J</mi>
            <mi>i</mi>
          </msub>
        </mrow>
      </mfrac>
      <mrow>
        <msub>
          <mrow>
            <mo stretchy="false">θ</mo>
          </mrow>
          <mi>m</mi>
        </msub>
      </mrow>
      <mrow>
        <mi/>
        <mo stretchy="false">−</mo>
        <mi/>
      </mrow>
      <mrow>
        <mfrac>
          <mrow>
            <msub>
              <mi>K</mi>
              <mrow>
                <mi>s</mi>
              </mrow>
            </msub>
            <mi>G</mi>
          </mrow>
          <mrow>
            <msub>
              <mi>J</mi>
              <mi>i</mi>
            </msub>
          </mrow>
        </mfrac>
        <msub>
          <mo stretchy="false">θ</mo>
          <mi>i</mi>
        </msub>
      </mrow>
      <mrow>
        <mi/>
        <mo stretchy="false">+</mo>
        <mi/>
      </mrow>
      <mfrac>
        <mi>B</mi>
        <mrow>
          <msub>
            <mi>J</mi>
            <mi>i</mi>
          </msub>
        </mrow>
      </mfrac>
      <mrow>
        <msub>
          <mrow>
            <mover accent="true">
              <mo stretchy="false">θ</mo>
              <mo stretchy="false">˙</mo>
            </mover>
          </mrow>
          <mi>m</mi>
        </msub>
      </mrow>
      <mrow>
        <mi/>
        <mo stretchy="false">−</mo>
        <mi/>
      </mrow>
      <mrow>
        <mfrac>
          <mrow>
            <mi mathvariant="italic">BG</mi>
          </mrow>
          <mrow>
            <msub>
              <mi>J</mi>
              <mi>i</mi>
            </msub>
          </mrow>
        </mfrac>
        <msub>
          <mrow>
            <mover accent="true">
              <mo stretchy="false">θ</mo>
              <mo stretchy="false">˙</mo>
            </mover>
          </mrow>
          <mi>i</mi>
        </msub>
      </mrow>
    </mrow>
    <annotation encoding="StarMath 5.0">{ddot %theta}_i ~ = ~
K_{s} over { J_i } {{%theta}_m}  
~ - ~ {{ K_{s}G} over {J_i}%theta_i}
~ + ~ B over { J_i } {{dot %theta}_m}  
~ - ~ {{ BG} over {J_i}{dot %theta}_i}

</annotation>
  </semantics>
</math>
</file>

<file path=Object 14/content.xml><?xml version="1.0" encoding="utf-8"?>
<math xmlns="http://www.w3.org/1998/Math/MathML">
  <semantics>
    <mrow>
      <msub>
        <mrow>
          <mover accent="true">
            <mo stretchy="false">θ</mo>
            <mo stretchy="false">¨</mo>
          </mover>
        </mrow>
        <mi>m</mi>
      </msub>
      <mrow>
        <mi/>
        <mo stretchy="false">=</mo>
        <mi/>
      </mrow>
      <mfrac>
        <mrow>
          <mi>G</mi>
          <msub>
            <mi>K</mi>
            <mrow>
              <mi>t</mi>
            </mrow>
          </msub>
        </mrow>
        <mrow>
          <mrow>
            <mi>R</mi>
            <msub>
              <mi>J</mi>
              <mi>m</mi>
            </msub>
          </mrow>
        </mrow>
      </mfrac>
      <mi>V</mi>
      <mrow>
        <mi/>
        <mo stretchy="false">−</mo>
        <mi/>
      </mrow>
      <mrow>
        <mfrac>
          <mi>G</mi>
          <mrow>
            <mi>R</mi>
            <msub>
              <mrow>
                <mi>K</mi>
              </mrow>
              <mi>v</mi>
            </msub>
            <msub>
              <mi>J</mi>
              <mi>m</mi>
            </msub>
          </mrow>
        </mfrac>
      </mrow>
      <mrow>
        <msub>
          <mrow>
            <mover accent="true">
              <mo stretchy="false">θ</mo>
              <mo stretchy="false">˙</mo>
            </mover>
          </mrow>
          <mi>m</mi>
        </msub>
      </mrow>
      <mrow>
        <mi/>
        <mo stretchy="false">−</mo>
        <mi/>
      </mrow>
      <mfrac>
        <msub>
          <mi>K</mi>
          <mrow>
            <mi>s</mi>
          </mrow>
        </msub>
        <mrow>
          <msub>
            <mi>J</mi>
            <mi>m</mi>
          </msub>
        </mrow>
      </mfrac>
      <mrow>
        <msub>
          <mrow>
            <mo stretchy="false">θ</mo>
          </mrow>
          <mi>m</mi>
        </msub>
      </mrow>
      <mrow>
        <mi/>
        <mo stretchy="false">+</mo>
        <mi/>
      </mrow>
      <mrow>
        <mfrac>
          <mrow>
            <msub>
              <mi>K</mi>
              <mrow>
                <mi>s</mi>
              </mrow>
            </msub>
            <mi>G</mi>
          </mrow>
          <mrow>
            <msub>
              <mi>J</mi>
              <mi>m</mi>
            </msub>
          </mrow>
        </mfrac>
        <msub>
          <mo stretchy="false">θ</mo>
          <mi>i</mi>
        </msub>
      </mrow>
      <mrow>
        <mi/>
        <mo stretchy="false">−</mo>
        <mi/>
      </mrow>
      <mfrac>
        <mi>B</mi>
        <mrow>
          <msub>
            <mi>J</mi>
            <mi>m</mi>
          </msub>
        </mrow>
      </mfrac>
      <mrow>
        <msub>
          <mrow>
            <mover accent="true">
              <mo stretchy="false">θ</mo>
              <mo stretchy="false">˙</mo>
            </mover>
          </mrow>
          <mi>m</mi>
        </msub>
      </mrow>
      <mrow>
        <mi/>
        <mo stretchy="false">+</mo>
        <mi/>
      </mrow>
      <mrow>
        <mfrac>
          <mrow>
            <mi mathvariant="italic">BG</mi>
          </mrow>
          <mrow>
            <msub>
              <mi>J</mi>
              <mi>m</mi>
            </msub>
          </mrow>
        </mfrac>
        <msub>
          <mrow>
            <mover accent="true">
              <mo stretchy="false">θ</mo>
              <mo stretchy="false">˙</mo>
            </mover>
          </mrow>
          <mi>i</mi>
        </msub>
      </mrow>
    </mrow>
    <annotation encoding="StarMath 5.0">{ddot %theta}_m ~ = ~

{G K_{t}} over {{R J_m}}V 
~ - ~ { G over {R {K}_v J_m}}{{dot %theta}_m}
~ - ~ K_{s} over { J_m } {{%theta}_m}  
~ + ~ {{ K_{s}G} over {J_m}%theta_i}
~ - ~ B over { J_m } {{dot %theta}_m}  
~ + ~ {{ BG} over {J_m}{dot %theta}_i}

</annotation>
  </semantics>
</math>
</file>

<file path=Object 15/content.xml><?xml version="1.0" encoding="utf-8"?>
<math xmlns="http://www.w3.org/1998/Math/MathML">
  <semantics>
    <mrow>
      <msub>
        <mrow>
          <mover accent="true">
            <mo stretchy="false">θ</mo>
            <mo stretchy="false">¨</mo>
          </mover>
        </mrow>
        <mi>m</mi>
      </msub>
      <mrow>
        <mi/>
        <mo stretchy="false">=</mo>
        <mrow>
          <mi/>
          <mo stretchy="false">−</mo>
          <mfrac>
            <msub>
              <mi>K</mi>
              <mrow>
                <mi>s</mi>
              </mrow>
            </msub>
            <mrow>
              <msub>
                <mi>J</mi>
                <mi>m</mi>
              </msub>
            </mrow>
          </mfrac>
        </mrow>
      </mrow>
      <mrow>
        <msub>
          <mrow>
            <mo stretchy="false">θ</mo>
          </mrow>
          <mi>m</mi>
        </msub>
      </mrow>
      <mrow>
        <mi/>
        <mo stretchy="false">−</mo>
        <mi/>
      </mrow>
      <mrow>
        <mo stretchy="false">(</mo>
        <mrow>
          <mrow>
            <mrow>
              <mrow>
                <mfrac>
                  <mi>G</mi>
                  <mrow>
                    <mi>R</mi>
                    <msub>
                      <mrow>
                        <mi>K</mi>
                      </mrow>
                      <mi>v</mi>
                    </msub>
                    <msub>
                      <mi>J</mi>
                      <mi>m</mi>
                    </msub>
                  </mrow>
                </mfrac>
              </mrow>
              <mo stretchy="false">+</mo>
              <mfrac>
                <mi>B</mi>
                <mrow>
                  <msub>
                    <mi>J</mi>
                    <mi>m</mi>
                  </msub>
                </mrow>
              </mfrac>
            </mrow>
          </mrow>
        </mrow>
        <mo stretchy="false">)</mo>
      </mrow>
      <mrow>
        <msub>
          <mrow>
            <mover accent="true">
              <mo stretchy="false">θ</mo>
              <mo stretchy="false">˙</mo>
            </mover>
          </mrow>
          <mi>m</mi>
        </msub>
      </mrow>
      <mrow>
        <mi/>
        <mo stretchy="false">+</mo>
        <mi/>
      </mrow>
      <mrow>
        <mfrac>
          <mrow>
            <msub>
              <mi>K</mi>
              <mrow>
                <mi>s</mi>
              </mrow>
            </msub>
            <mi>G</mi>
          </mrow>
          <mrow>
            <msub>
              <mi>J</mi>
              <mi>m</mi>
            </msub>
          </mrow>
        </mfrac>
        <msub>
          <mo stretchy="false">θ</mo>
          <mi>i</mi>
        </msub>
      </mrow>
      <mrow>
        <mi/>
        <mo stretchy="false">+</mo>
        <mi/>
      </mrow>
      <mrow>
        <mfrac>
          <mrow>
            <mi mathvariant="italic">BG</mi>
          </mrow>
          <mrow>
            <msub>
              <mi>J</mi>
              <mi>m</mi>
            </msub>
          </mrow>
        </mfrac>
        <msub>
          <mrow>
            <mover accent="true">
              <mo stretchy="false">θ</mo>
              <mo stretchy="false">˙</mo>
            </mover>
          </mrow>
          <mi>i</mi>
        </msub>
      </mrow>
      <mrow>
        <mi/>
        <mo stretchy="false">+</mo>
        <mi/>
      </mrow>
      <mfrac>
        <mrow>
          <mi>G</mi>
          <msub>
            <mi>K</mi>
            <mrow>
              <mi>t</mi>
            </mrow>
          </msub>
        </mrow>
        <mrow>
          <mrow>
            <mi>R</mi>
            <msub>
              <mi>J</mi>
              <mi>m</mi>
            </msub>
          </mrow>
        </mrow>
      </mfrac>
      <mi>V</mi>
    </mrow>
    <annotation encoding="StarMath 5.0">{ddot %theta}_m ~ = ~

~ -  K_{s} over { J_m } {{%theta}_m}
~ - ~ ({{ G over {R {K}_v J_m}} + B over { J_m }}) {{dot %theta}_m}  
  
~ + ~ {{ K_{s}G} over {J_m}%theta_i}
~ + ~ {{ BG} over {J_m}{dot %theta}_i}
~ + ~ {G K_{t}} over {{R J_m}}V 
</annotation>
  </semantics>
</math>
</file>

<file path=Object 16/content.xml><?xml version="1.0" encoding="utf-8"?>
<math xmlns="http://www.w3.org/1998/Math/MathML">
  <semantics>
    <mrow>
      <msub>
        <mrow>
          <mover accent="true">
            <mo stretchy="false">θ</mo>
            <mo stretchy="false">¨</mo>
          </mover>
        </mrow>
        <mi>i</mi>
      </msub>
      <mrow>
        <mi/>
        <mo stretchy="false">=</mo>
        <mi/>
      </mrow>
      <mfrac>
        <msub>
          <mi>K</mi>
          <mrow>
            <mi>s</mi>
          </mrow>
        </msub>
        <mrow>
          <msub>
            <mi>J</mi>
            <mi>i</mi>
          </msub>
        </mrow>
      </mfrac>
      <mrow>
        <msub>
          <mrow>
            <mo stretchy="false">θ</mo>
          </mrow>
          <mi>m</mi>
        </msub>
      </mrow>
      <mrow>
        <mi/>
        <mo stretchy="false">+</mo>
        <mi/>
      </mrow>
      <mfrac>
        <mi>B</mi>
        <mrow>
          <msub>
            <mi>J</mi>
            <mi>i</mi>
          </msub>
        </mrow>
      </mfrac>
      <mrow>
        <msub>
          <mrow>
            <mover accent="true">
              <mo stretchy="false">θ</mo>
              <mo stretchy="false">˙</mo>
            </mover>
          </mrow>
          <mi>m</mi>
        </msub>
      </mrow>
      <mrow>
        <mi/>
        <mo stretchy="false">−</mo>
        <mi/>
      </mrow>
      <mrow>
        <mfrac>
          <mrow>
            <msub>
              <mi>K</mi>
              <mrow>
                <mi>s</mi>
              </mrow>
            </msub>
            <mi>G</mi>
          </mrow>
          <mrow>
            <msub>
              <mi>J</mi>
              <mi>i</mi>
            </msub>
          </mrow>
        </mfrac>
        <msub>
          <mo stretchy="false">θ</mo>
          <mi>i</mi>
        </msub>
      </mrow>
      <mrow>
        <mi/>
        <mo stretchy="false">−</mo>
        <mi/>
      </mrow>
      <mrow>
        <mfrac>
          <mrow>
            <mi mathvariant="italic">BG</mi>
          </mrow>
          <mrow>
            <msub>
              <mi>J</mi>
              <mi>i</mi>
            </msub>
          </mrow>
        </mfrac>
        <msub>
          <mrow>
            <mover accent="true">
              <mo stretchy="false">θ</mo>
              <mo stretchy="false">˙</mo>
            </mover>
          </mrow>
          <mi>i</mi>
        </msub>
      </mrow>
    </mrow>
    <annotation encoding="StarMath 5.0">{ddot %theta}_i ~ = ~
K_{s} over { J_i } {{%theta}_m}  
~ + ~ B over { J_i } {{dot %theta}_m}  
~ - ~ {{ K_{s}G} over {J_i}%theta_i}
~ - ~ {{ BG} over {J_i}{dot %theta}_i}

</annotation>
  </semantics>
</math>
</file>

<file path=Object 17/content.xml><?xml version="1.0" encoding="utf-8"?>
<math xmlns="http://www.w3.org/1998/Math/MathML" display="block">
  <semantics>
    <mrow>
      <msub>
        <mover accent="true">
          <mi mathvariant="normal">θ</mi>
          <mo stretchy="false">¨</mo>
        </mover>
        <mi>m</mi>
      </msub>
      <mrow>
        <mspace width="2em"/>
        <mo stretchy="false">=</mo>
        <mrow>
          <mspace width="2em"/>
          <mo stretchy="false">−</mo>
          <msub>
            <mi>C</mi>
            <mn>1</mn>
          </msub>
        </mrow>
      </mrow>
      <msub>
        <mi mathvariant="normal">θ</mi>
        <mi>m</mi>
      </msub>
      <mrow>
        <mspace width="2em"/>
        <mo stretchy="false">−</mo>
        <mspace width="2em"/>
      </mrow>
      <msub>
        <mi>C</mi>
        <mn>2</mn>
      </msub>
      <msub>
        <mover accent="true">
          <mi mathvariant="normal">θ</mi>
          <mo stretchy="false">˙</mo>
        </mover>
        <mi>m</mi>
      </msub>
      <mrow>
        <mspace width="2em"/>
        <mo stretchy="false">+</mo>
        <mspace width="2em"/>
      </mrow>
      <msub>
        <mi>C</mi>
        <mn>3</mn>
      </msub>
      <msub>
        <mi mathvariant="normal">θ</mi>
        <mi>i</mi>
      </msub>
      <mrow>
        <mspace width="2em"/>
        <mo stretchy="false">+</mo>
        <mspace width="2em"/>
      </mrow>
      <msub>
        <mi>C</mi>
        <mn>4</mn>
      </msub>
      <msub>
        <mover accent="true">
          <mi mathvariant="normal">θ</mi>
          <mo stretchy="false">˙</mo>
        </mover>
        <mi>i</mi>
      </msub>
      <mrow>
        <mspace width="2em"/>
        <mo stretchy="false">+</mo>
        <mspace width="2em"/>
      </mrow>
      <msub>
        <mi>C</mi>
        <mn>9</mn>
      </msub>
      <mi>V</mi>
    </mrow>
    <annotation encoding="StarMath 5.0">{ddot %theta }_m ~ = ~ -C_1 %theta_m 
~ - ~ C_2 {dot%theta}_m 
~ + ~ C_3 %theta_i 
~ + ~ C_4 {dot%theta}_i
~ + ~ C_9 V </annotation>
  </semantics>
</math>
</file>

<file path=Object 18/content.xml><?xml version="1.0" encoding="utf-8"?>
<math xmlns="http://www.w3.org/1998/Math/MathML" display="block">
  <semantics>
    <mrow>
      <msub>
        <mover accent="true">
          <mi mathvariant="normal">θ</mi>
          <mo stretchy="false">¨</mo>
        </mover>
        <mi>i</mi>
      </msub>
      <mrow>
        <mspace width="2em"/>
        <mo stretchy="false">=</mo>
        <mspace width="2em"/>
      </mrow>
      <msub>
        <mi>C</mi>
        <mn>5</mn>
      </msub>
      <msub>
        <mi mathvariant="normal">θ</mi>
        <mi>m</mi>
      </msub>
      <mrow>
        <mspace width="2em"/>
        <mo stretchy="false">+</mo>
        <mspace width="2em"/>
      </mrow>
      <msub>
        <mi>C</mi>
        <mn>6</mn>
      </msub>
      <msub>
        <mover accent="true">
          <mi mathvariant="normal">θ</mi>
          <mo stretchy="false">˙</mo>
        </mover>
        <mi>m</mi>
      </msub>
      <mrow>
        <mspace width="2em"/>
        <mo stretchy="false">−</mo>
        <mspace width="2em"/>
      </mrow>
      <msub>
        <mi>C</mi>
        <mn>7</mn>
      </msub>
      <msub>
        <mi mathvariant="normal">θ</mi>
        <mi>i</mi>
      </msub>
      <mrow>
        <mspace width="2em"/>
        <mo stretchy="false">−</mo>
        <mspace width="2em"/>
      </mrow>
      <msub>
        <mi>C</mi>
        <mn>8</mn>
      </msub>
      <msub>
        <mover accent="true">
          <mi mathvariant="normal">θ</mi>
          <mo stretchy="false">˙</mo>
        </mover>
        <mi>i</mi>
      </msub>
    </mrow>
    <annotation encoding="StarMath 5.0">{ddot %theta }_i ~ = ~ C_5 %theta_m 
~ + ~ C_6 {dot%theta}_m 
~ - ~ C_7 %theta_i 
~ - ~ C_8 {dot%theta}_i </annotation>
  </semantics>
</math>
</file>

<file path=Object 19/content.xml><?xml version="1.0" encoding="utf-8"?>
<math xmlns="http://www.w3.org/1998/Math/MathML" display="block">
  <semantics>
    <mrow>
      <mover accent="true">
        <mrow>
          <mo fence="true" stretchy="true">[</mo>
          <mrow>
            <mtable>
              <mtr>
                <mtd>
                  <msub>
                    <mi mathvariant="normal">θ</mi>
                    <mi>m</mi>
                  </msub>
                </mtd>
              </mtr>
              <mtr>
                <mtd>
                  <msub>
                    <mi mathvariant="normal">ω</mi>
                    <mi>m</mi>
                  </msub>
                </mtd>
              </mtr>
              <mtr>
                <mtd>
                  <msub>
                    <mi mathvariant="normal">θ</mi>
                    <mi>i</mi>
                  </msub>
                </mtd>
              </mtr>
              <mtr>
                <mtd>
                  <msub>
                    <mi mathvariant="normal">ω</mi>
                    <mi>i</mi>
                  </msub>
                </mtd>
              </mtr>
            </mtable>
          </mrow>
          <mo fence="true" stretchy="true">]</mo>
        </mrow>
        <mo stretchy="false">˙</mo>
      </mover>
      <mrow>
        <mspace width="2em"/>
        <mo stretchy="false">=</mo>
        <mspace width="2em"/>
      </mrow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C</mi>
                    <mn>1</mn>
                  </msub>
                </mrow>
              </mtd>
              <mtd>
                <mrow>
                  <mo stretchy="false">−</mo>
                  <msub>
                    <mi>C</mi>
                    <mn>2</mn>
                  </msub>
                </mrow>
              </mtd>
              <mtd>
                <msub>
                  <mi>C</mi>
                  <mn>3</mn>
                </msub>
              </mtd>
              <mtd>
                <msub>
                  <mi>C</mi>
                  <mn>4</mn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sub>
                  <mi>C</mi>
                  <mn>5</mn>
                </msub>
              </mtd>
              <mtd>
                <msub>
                  <mi>C</mi>
                  <mn>6</mn>
                </msub>
              </mtd>
              <mtd>
                <mrow>
                  <mo stretchy="false">−</mo>
                  <msub>
                    <mi>C</mi>
                    <mn>7</mn>
                  </msub>
                </mrow>
              </mtd>
              <mtd>
                <mrow>
                  <mo stretchy="false">−</mo>
                  <msub>
                    <mi>C</mi>
                    <mn>8</mn>
                  </msub>
                </mrow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sub>
                  <mi mathvariant="normal">θ</mi>
                  <mi>m</mi>
                </msub>
              </mtd>
            </mtr>
            <mtr>
              <mtd>
                <msub>
                  <mi mathvariant="normal">ω</mi>
                  <mi>m</mi>
                </msub>
              </mtd>
            </mtr>
            <mtr>
              <mtd>
                <msub>
                  <mi mathvariant="normal">θ</mi>
                  <mi>i</mi>
                </msub>
              </mtd>
            </mtr>
            <mtr>
              <mtd>
                <msub>
                  <mi mathvariant="normal">ω</mi>
                  <mi>i</mi>
                </msub>
              </mtd>
            </mtr>
          </mtable>
        </mrow>
        <mo fence="true" stretchy="true">]</mo>
      </mrow>
      <mrow>
        <mspace width="2em"/>
        <mo stretchy="false">+</mo>
        <mspace width="2em"/>
      </mrow>
      <mrow>
        <mo fence="true" stretchy="true">[</mo>
        <mrow>
          <mtable>
            <mtr>
              <mtd>
                <mn>0</mn>
              </mtd>
            </mtr>
            <mtr>
              <mtd>
                <msub>
                  <mi>C</mi>
                  <mn>9</mn>
                </msub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  <mrow>
        <mo fence="true" stretchy="true">[</mo>
        <mrow>
          <mi>V</mi>
        </mrow>
        <mo fence="true" stretchy="true">]</mo>
      </mrow>
    </mrow>
    <annotation encoding="StarMath 5.0">dot { left [ matrix{%theta_m ## %omega_m ## %theta_i ## %omega_i}  right ] } ~ = ~ 
left [  matrix{   0 #   1 #   0 #   0 ##
               -C_1 #-C_2 # C_3 # C_4 ## 
                  0 #   0 #   0 #   1 ## 
                C_5 # C_6 #-C_7 #-C_8}  right ]
left [  matrix{%theta_m ## %omega_m ## %theta_i ## %omega_i}  right ]
 ~ + ~ left [  matrix{ 0 ## C_9 ## 0 ## 0 } right ]left[  V right  ]</annotation>
  </semantics>
</math>
</file>

<file path=Object 2/content.xml><?xml version="1.0" encoding="utf-8"?>
<math xmlns="http://www.w3.org/1998/Math/MathML" display="block">
  <semantics>
    <mrow>
      <mrow>
        <msub>
          <mi mathvariant="normal">τ</mi>
          <mi mathvariant="italic">Spring</mi>
        </msub>
        <mo stretchy="false">=</mo>
        <msub>
          <mi>K</mi>
          <mi>s</mi>
        </msub>
      </mrow>
      <mrow>
        <mo fence="true" stretchy="false">(</mo>
        <mrow>
          <mrow>
            <mfrac>
              <msub>
                <mi mathvariant="normal">θ</mi>
                <mi>m</mi>
              </msub>
              <mi>G</mi>
            </mfrac>
            <mo stretchy="false">−</mo>
            <msub>
              <mi mathvariant="normal">θ</mi>
              <mi>i</mi>
            </msub>
          </mrow>
        </mrow>
        <mo fence="true" stretchy="false">)</mo>
      </mrow>
    </mrow>
    <annotation encoding="StarMath 5.0">{ %tau}_{Spring} = K_{s}( {{%theta}_{m}} over {G} - { %theta_{i}})</annotation>
  </semantics>
</math>
</file>

<file path=Object 20/content.xml><?xml version="1.0" encoding="utf-8"?>
<math xmlns="http://www.w3.org/1998/Math/MathML">
  <semantics>
    <mrow>
      <mo stretchy="false">θ</mo>
    </mrow>
    <annotation encoding="StarMath 5.0">%theta</annotation>
  </semantics>
</math>
</file>

<file path=Object 21/content.xml><?xml version="1.0" encoding="utf-8"?>
<math xmlns="http://www.w3.org/1998/Math/MathML" display="block">
  <semantics>
    <mi mathvariant="normal">τ</mi>
    <annotation encoding="StarMath 5.0">%tau</annotation>
  </semantics>
</math>
</file>

<file path=Object 22/content.xml><?xml version="1.0" encoding="utf-8"?>
<math xmlns="http://www.w3.org/1998/Math/MathML" display="block">
  <semantics>
    <mover accent="true">
      <mi mathvariant="normal">θ</mi>
      <mo stretchy="false">¨</mo>
    </mover>
    <annotation encoding="StarMath 5.0">ddot %theta</annotation>
  </semantics>
</math>
</file>

<file path=Object 25/content.xml><?xml version="1.0" encoding="utf-8"?>
<math xmlns="http://www.w3.org/1998/Math/MathML" display="block">
  <semantics>
    <mover accent="true">
      <mi mathvariant="normal">θ</mi>
      <mo stretchy="false">¨</mo>
    </mover>
    <annotation encoding="StarMath 5.0">ddot %theta</annotation>
  </semantics>
</math>
</file>

<file path=Object 26/content.xml><?xml version="1.0" encoding="utf-8"?>
<math xmlns="http://www.w3.org/1998/Math/MathML" display="block">
  <semantics>
    <msub>
      <mi mathvariant="normal">θ</mi>
      <mi>i</mi>
    </msub>
    <annotation encoding="StarMath 5.0">%theta_{ i }</annotation>
  </semantics>
</math>
</file>

<file path=Object 3/content.xml><?xml version="1.0" encoding="utf-8"?>
<math xmlns="http://www.w3.org/1998/Math/MathML" display="block">
  <semantics>
    <mrow>
      <mrow>
        <msub>
          <mi mathvariant="normal">τ</mi>
          <mi mathvariant="italic">Damper</mi>
        </msub>
        <mo stretchy="false">=</mo>
        <mi>B</mi>
      </mrow>
      <mrow>
        <mo fence="true" stretchy="false">(</mo>
        <mrow>
          <mrow>
            <mfrac>
              <msub>
                <mover accent="true">
                  <mi mathvariant="normal">θ</mi>
                  <mo stretchy="false">˙</mo>
                </mover>
                <mi>m</mi>
              </msub>
              <mi>G</mi>
            </mfrac>
            <mo stretchy="false">−</mo>
            <msub>
              <mover accent="true">
                <mi mathvariant="normal">θ</mi>
                <mo stretchy="false">˙</mo>
              </mover>
              <mi>i</mi>
            </msub>
          </mrow>
        </mrow>
        <mo fence="true" stretchy="false">)</mo>
      </mrow>
    </mrow>
    <annotation encoding="StarMath 5.0">{ %tau}_{Damper} = B({ {{{dot %theta}}_{m}} over {G} - {dot %theta}_{i}} )</annotation>
  </semantics>
</math>
</file>

<file path=Object 4/content.xml><?xml version="1.0" encoding="utf-8"?>
<math xmlns="http://www.w3.org/1998/Math/MathML" display="block">
  <semantics>
    <mrow>
      <msub>
        <mi mathvariant="normal">τ</mi>
        <msub>
          <mi mathvariant="italic">Inertia</mi>
          <mi mathvariant="italic">motor</mi>
        </msub>
      </msub>
      <mo stretchy="false">=</mo>
      <mrow>
        <msub>
          <mi mathvariant="normal">τ</mi>
          <mi mathvariant="italic">Motor</mi>
        </msub>
        <mo stretchy="false">−</mo>
        <msub>
          <mi mathvariant="normal">τ</mi>
          <mi mathvariant="italic">Spring</mi>
        </msub>
        <mo stretchy="false">−</mo>
        <msub>
          <mi mathvariant="normal">τ</mi>
          <mi mathvariant="italic">Damper</mi>
        </msub>
      </mrow>
    </mrow>
    <annotation encoding="StarMath 5.0">{%tau}_{Inertia_motor} = {%tau}_{Motor}-{%tau}_{Spring} - {%tau}_{Damper} </annotation>
  </semantics>
</math>
</file>

<file path=Object 5/content.xml><?xml version="1.0" encoding="utf-8"?>
<math xmlns="http://www.w3.org/1998/Math/MathML" display="block">
  <semantics>
    <mrow>
      <msub>
        <mi mathvariant="normal">τ</mi>
        <mi mathvariant="italic">Motor</mi>
      </msub>
      <mo stretchy="false">=</mo>
      <mrow>
        <mfrac>
          <mrow>
            <mi>V</mi>
            <msub>
              <mi>K</mi>
              <mi>t</mi>
            </msub>
          </mrow>
          <mi>R</mi>
        </mfrac>
        <mo stretchy="false">−</mo>
        <mfrac>
          <msub>
            <mover accent="true">
              <mi mathvariant="normal">θ</mi>
              <mo stretchy="false">˙</mo>
            </mover>
            <mi>m</mi>
          </msub>
          <mrow>
            <mi>R</mi>
            <msub>
              <mi>K</mi>
              <mi>v</mi>
            </msub>
          </mrow>
        </mfrac>
      </mrow>
    </mrow>
    <annotation encoding="StarMath 5.0">{ %tau}_{Motor} = {V K_{t}} over {R}- { {{{dot %theta}}_{m}} over {R {K}_{v}}}</annotation>
  </semantics>
</math>
</file>

<file path=Object 6/content.xml><?xml version="1.0" encoding="utf-8"?>
<math xmlns="http://www.w3.org/1998/Math/MathML" display="block">
  <semantics>
    <mrow>
      <mfrac>
        <mrow>
          <msub>
            <mover accent="true">
              <mi mathvariant="normal">θ</mi>
              <mo stretchy="false">¨</mo>
            </mover>
            <mi>m</mi>
          </msub>
          <msub>
            <mi>J</mi>
            <mi>m</mi>
          </msub>
        </mrow>
        <mi>G</mi>
      </mfrac>
      <mrow>
        <mspace width="2em"/>
        <mo stretchy="false">=</mo>
        <mspace width="2em"/>
      </mrow>
      <mfrac>
        <mrow>
          <mi>V</mi>
          <msub>
            <mi>K</mi>
            <mi>t</mi>
          </msub>
        </mrow>
        <mi>R</mi>
      </mfrac>
      <mrow>
        <mspace width="2em"/>
        <mo stretchy="false">−</mo>
        <mspace width="2em"/>
      </mrow>
      <mfrac>
        <msub>
          <mover accent="true">
            <mi mathvariant="normal">θ</mi>
            <mo stretchy="false">˙</mo>
          </mover>
          <mi>m</mi>
        </msub>
        <mrow>
          <mi>R</mi>
          <msub>
            <mi>K</mi>
            <mi>v</mi>
          </msub>
        </mrow>
      </mfrac>
      <mrow>
        <mspace width="2em"/>
        <mo stretchy="false">−</mo>
        <mspace width="2em"/>
      </mrow>
      <msub>
        <mi>K</mi>
        <mi>s</mi>
      </msub>
      <mrow>
        <mo fence="true" stretchy="false">(</mo>
        <mrow>
          <mrow>
            <mfrac>
              <msub>
                <mi mathvariant="normal">θ</mi>
                <mi>m</mi>
              </msub>
              <mi>G</mi>
            </mfrac>
            <mo stretchy="false">−</mo>
            <msub>
              <mi mathvariant="normal">θ</mi>
              <mi>i</mi>
            </msub>
          </mrow>
        </mrow>
        <mo fence="true" stretchy="false">)</mo>
      </mrow>
      <mrow>
        <mspace width="2em"/>
        <mo stretchy="false">−</mo>
        <mspace width="2em"/>
      </mrow>
      <mi>B</mi>
      <mrow>
        <mo fence="true" stretchy="false">(</mo>
        <mrow>
          <mrow>
            <mfrac>
              <msub>
                <mover accent="true">
                  <mi mathvariant="normal">θ</mi>
                  <mo stretchy="false">˙</mo>
                </mover>
                <mi>m</mi>
              </msub>
              <mi>G</mi>
            </mfrac>
            <mo stretchy="false">−</mo>
            <msub>
              <mover accent="true">
                <mi mathvariant="normal">θ</mi>
                <mo stretchy="false">˙</mo>
              </mover>
              <mi>i</mi>
            </msub>
          </mrow>
        </mrow>
        <mo fence="true" stretchy="false">)</mo>
      </mrow>
    </mrow>
    <annotation encoding="StarMath 5.0">{{ddot %theta}_{m} {J }_{m}} over {G} ~ = ~
 {V K_{t}} over {R} ~ - ~ { {{{dot %theta}}_{m}} over {R {K}_{v}}}
~ - ~ K_{s}({{{%theta}_{m}} over {G}-  %theta_{i} } )
~ - ~ B({{{{dot %theta}}_{m}} over {G} - {dot %theta}_{i}} )

</annotation>
  </semantics>
</math>
</file>

<file path=Object 7/content.xml><?xml version="1.0" encoding="utf-8"?>
<math xmlns="http://www.w3.org/1998/Math/MathML" display="block">
  <semantics>
    <mrow>
      <msub>
        <mi mathvariant="normal">τ</mi>
        <msub>
          <mi mathvariant="italic">Inertia</mi>
          <mi mathvariant="italic">motor</mi>
        </msub>
      </msub>
      <mo stretchy="false">=</mo>
      <mfrac>
        <mrow>
          <msub>
            <mover accent="true">
              <mi mathvariant="normal">θ</mi>
              <mo stretchy="false">¨</mo>
            </mover>
            <mi>m</mi>
          </msub>
          <msub>
            <mi>J</mi>
            <mi>m</mi>
          </msub>
        </mrow>
        <mi>G</mi>
      </mfrac>
    </mrow>
    <annotation encoding="StarMath 5.0">{%tau}_{Inertia_motor} = {{ddot %theta}_{m} {J }_{m}} over {G} </annotation>
  </semantics>
</math>
</file>

<file path=Object 8/content.xml><?xml version="1.0" encoding="utf-8"?>
<math xmlns="http://www.w3.org/1998/Math/MathML" display="block">
  <semantics>
    <mrow>
      <mrow>
        <mfrac>
          <mrow>
            <msub>
              <mover accent="true">
                <mi mathvariant="normal">θ</mi>
                <mo stretchy="false">¨</mo>
              </mover>
              <mi>i</mi>
            </msub>
            <msub>
              <mi>J</mi>
              <mi>i</mi>
            </msub>
          </mrow>
          <mi>G</mi>
        </mfrac>
        <mo stretchy="false">=</mo>
        <msub>
          <mi>K</mi>
          <mi>s</mi>
        </msub>
      </mrow>
      <mrow>
        <mo fence="true" stretchy="false">(</mo>
        <mrow>
          <mrow>
            <mfrac>
              <msub>
                <mi mathvariant="normal">θ</mi>
                <mi>m</mi>
              </msub>
              <mi>G</mi>
            </mfrac>
            <mo stretchy="false">−</mo>
            <msub>
              <mi mathvariant="normal">θ</mi>
              <mi>i</mi>
            </msub>
          </mrow>
        </mrow>
        <mo fence="true" stretchy="false">)</mo>
      </mrow>
      <mrow>
        <mtext> </mtext>
        <mo stretchy="false">+</mo>
        <mtext> </mtext>
      </mrow>
      <mi>B</mi>
      <mrow>
        <mo fence="true" stretchy="false">(</mo>
        <mrow>
          <mrow>
            <mfrac>
              <msub>
                <mover accent="true">
                  <mi mathvariant="normal">θ</mi>
                  <mo stretchy="false">˙</mo>
                </mover>
                <mi>m</mi>
              </msub>
              <mi>G</mi>
            </mfrac>
            <mo stretchy="false">−</mo>
            <msub>
              <mover accent="true">
                <mi mathvariant="normal">θ</mi>
                <mo stretchy="false">˙</mo>
              </mover>
              <mi>i</mi>
            </msub>
          </mrow>
        </mrow>
        <mo fence="true" stretchy="false">)</mo>
      </mrow>
    </mrow>
    <annotation encoding="StarMath 5.0">{{ddot %theta}_{i} {J }_{i}} over {G}  = K_{s}( {{%theta}_{m}} over {G} - { %theta_{i}}) " " + " " B({ {{{dot %theta}}_{m}} over {G} - {dot %theta}_{i}} )
</annotation>
  </semantics>
</math>
</file>

<file path=Object 9/content.xml><?xml version="1.0" encoding="utf-8"?>
<math xmlns="http://www.w3.org/1998/Math/MathML" display="block">
  <semantics>
    <msub>
      <mi mathvariant="normal">θ</mi>
      <mi>m</mi>
    </msub>
    <annotation encoding="StarMath 5.0">%theta_{ m }</annotation>
  </semantics>
</math>
</file>